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fo:background-color="transparent" style:font-weight-asian="normal" style:font-weight-complex="normal"/>
    </style:style>
    <style:style style:name="P2" style:family="paragraph" style:parent-style-name="Standard">
      <style:text-properties fo:font-weight="normal" fo:background-color="transparent" style:font-weight-asian="normal" style:font-weight-complex="normal"/>
    </style:style>
    <style:style style:name="P3" style:family="paragraph" style:parent-style-name="Standard">
      <style:text-properties fo:font-weight="normal" officeooo:paragraph-rsid="000d66cc" fo:background-color="transparent" style:font-weight-asian="normal" style:font-weight-complex="normal"/>
    </style:style>
    <style:style style:name="P4" style:family="paragraph" style:parent-style-name="Standard">
      <style:text-properties style:font-name="ARIAL" fo:font-weight="normal" fo:background-color="transparent" style:font-weight-asian="normal" style:font-weight-complex="normal"/>
    </style:style>
    <style:style style:name="P5" style:family="paragraph" style:parent-style-name="Standard">
      <style:text-properties style:font-name="ARIAL" fo:font-weight="normal" officeooo:paragraph-rsid="000d66cc" fo:background-color="transparent" style:font-weight-asian="normal" style:font-weight-complex="normal"/>
    </style:style>
    <style:style style:name="P6" style:family="paragraph" style:parent-style-name="Standard">
      <style:text-properties style:font-name="ARIAL" fo:font-weight="normal" officeooo:paragraph-rsid="000f6212" fo:background-color="transparent" style:font-weight-asian="normal" style:font-weight-complex="normal"/>
    </style:style>
    <style:style style:name="P7" style:family="paragraph" style:parent-style-name="Standard">
      <style:text-properties style:font-name="ARIAL" fo:font-weight="normal" officeooo:paragraph-rsid="00113613" fo:background-color="transparent" style:font-weight-asian="normal" style:font-weight-complex="normal"/>
    </style:style>
    <style:style style:name="P8" style:family="paragraph" style:parent-style-name="Standard">
      <style:text-properties officeooo:paragraph-rsid="000f6212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weight="normal" fo:background-color="transparent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officeooo:rsid="000d66cc"/>
    </style:style>
    <style:style style:name="T5" style:family="text">
      <style:text-properties style:font-name="ARIAL" officeooo:rsid="000f6212"/>
    </style:style>
    <style:style style:name="T6" style:family="text">
      <style:text-properties style:font-name="ARIAL" fo:font-weight="normal" fo:background-color="transparent" style:font-weight-asian="normal" style:font-weight-complex="normal"/>
    </style:style>
    <style:style style:name="T7" style:family="text">
      <style:text-properties style:font-name="ARIAL" fo:font-weight="normal" officeooo:rsid="000f6212" fo:background-color="transparent" style:font-weight-asian="normal" style:font-weight-complex="normal"/>
    </style:style>
    <style:style style:name="T8" style:family="text">
      <style:text-properties officeooo:rsid="000d66cc"/>
    </style:style>
    <style:style style:name="T9" style:family="text">
      <style:text-properties officeooo:rsid="000f6212"/>
    </style:style>
    <style:style style:name="T10" style:family="text">
      <style:text-properties fo:font-weight="normal"/>
    </style:style>
    <style:style style:name="T11" style:family="text">
      <style:text-properties fo:background-color="transparent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T14" style:family="text">
      <style:text-properties officeooo:rsid="001136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ELP – Professor Sunye</text:span></text:p>
      <text:p text:style-name="P3"><text:span text:style-name="T4"/></text:p>
      <text:p text:style-name="P3"><text:span text:style-name="T4">Alunos:</text:span></text:p>
      <text:p text:style-name="P3"><text:span text:style-name="T4"><text:tab/>Antonio</text:span></text:p>
      <text:p text:style-name="P3"><text:span text:style-name="T4"><text:tab/>Bruno</text:span></text:p>
      <text:p text:style-name="P3"><text:span text:style-name="T4"><text:tab/>Cássio</text:span></text:p>
      <text:p text:style-name="P3"><text:span text:style-name="T4"><text:tab/>Claudinei</text:span></text:p>
      <text:p text:style-name="P3"><text:span text:style-name="T4"><text:tab/>Gustavo</text:span></text:p>
      <text:p text:style-name="P3"><text:span text:style-name="T4"><text:tab/>Tiago</text:span></text:p>
      <text:p text:style-name="P3"><text:span text:style-name="T4"><text:tab/>William </text:span></text:p>
      <text:p text:style-name="P3"><text:span text:style-name="T4"/></text:p>
      <text:p text:style-name="P3"><text:span text:style-name="T4">Análise Crítica – Strategy</text:span></text:p>
      <text:p text:style-name="P3"><text:span text:style-name="T4"/></text:p>
      <text:p text:style-name="P3"><text:span text:style-name="T4"/></text:p>
      <text:p text:style-name="P2"><text:span text:style-name="T3"/></text:p>
      <text:p text:style-name="P2"><text:span text:style-name="T3">Constitui uma boa prática de projeto desacoplar um comportamento de </text:span></text:p>
      <text:p text:style-name="P1">outro que ocorra no domínio do problema. <text:span text:style-name="T14">Nesse ponto de vista, o Strategy possui as seguintes características positivas:</text:span></text:p>
      <text:p text:style-name="P1"><text:span text:style-name="T14"/></text:p>
      <text:p text:style-name="P1"><text:span text:style-name="T14">Usar os </text:span><text:span text:style-name="T8">objetos</text:span> Context <text:span text:style-name="T8">e o</text:span> <text:span text:style-name="T1">Strategy</text:span> <text:span text:style-name="T8">tendem a </text:span><text:span text:style-name="T14">aumentar</text:span><text:span text:style-name="T8"> </text:span><text:span text:style-name="T14">a</text:span><text:span text:style-name="T8"> coesão.</text:span></text:p>
      <text:p text:style-name="P1"><text:span text:style-name="T8"/></text:p>
      <text:p text:style-name="P7"><text:span text:style-name="T14">É possível </text:span>usar os comandos if-else ou case para obter a mesma funcionalidade <text:span text:style-name="T14">do Strategy</text:span>. Porém <text:span text:style-name="T14">se</text:span> o <text:span text:style-name="T8">objeto </text:span>Context <text:span text:style-name="T8">p</text:span><text:span text:style-name="T14">u</text:span><text:span text:style-name="T8">d</text:span><text:span text:style-name="T14">er</text:span><text:span text:style-name="T8"> ser desacoplado de uma implementação particular do Strategy</text:span>, <text:span text:style-name="T14">então </text:span><text:span text:style-name="T8">podemos adicionar novas implementações ou remover implementações existentes sem afetar o </text:span><text:span text:style-name="T14">c</text:span><text:span text:style-name="T8">ontext</text:span><text:span text:style-name="T14">o</text:span>. </text:p>
      <text:p text:style-name="P7">Além disso <text:span text:style-name="T8">encapsular o algoritmo em classe</text:span><text:span text:style-name="T14">s</text:span><text:span text:style-name="T8"> Strategy </text:span><text:span text:style-name="T14">separadas </text:span><text:span text:style-name="T8">permite variar o algoritmo independente do seu contexto.</text:span></text:p>
      <text:p text:style-name="P5"><text:span text:style-name="T8">Hierarquias de classes Strategy podem ser usadas para definir a família de algoritmos ou comportamentos </text:span><text:span text:style-name="T9">num contexto, </text:span><text:span text:style-name="T8">p</text:span><text:span text:style-name="T9">ossibilitando</text:span><text:span text:style-name="T8"> </text:span><text:span text:style-name="T9">reuso</text:span><text:span text:style-name="T8">.</text:span></text:p>
      <text:p text:style-name="P1"/>
      <text:p text:style-name="P1"><text:span text:style-name="T14">Porém o Strategy também tem alguns contras:</text:span></text:p>
      <text:p text:style-name="P1"/>
      <text:p text:style-name="P6"><text:span text:style-name="T9">O algoritmo fornecido pelo objeto Stratety deve ser disponível publicamente, já que está num objeto separado, </text:span><text:span text:style-name="T14">diminuindo o encapsulamento</text:span><text:span text:style-name="T9">. Se for deixado como código sem o objeto Context ele pode ser privado(encapsulado), mas uma vez que seja usado dentro do Strategy, isso não é possível.</text:span></text:p>
      <text:p text:style-name="P1"/>
      <text:p text:style-name="P6"><text:span text:style-name="T9">O algoritmo não pode acessar diretament</text:span><text:span text:style-name="T14">e</text:span><text:span text:style-name="T9"> o estado do objeto Context. Qualquer estado que o algoritmo necessitar deve ser passado via parametro e qualquer efeito que deva ser propagado de volta ao Context deve ser retornado. Isso os desacopla e facilita o teste, mas pode levar a uma interface muito ampla na abstração do Strategy, o que pode reduzir a </text:span><text:span text:style-name="T14">re</text:span><text:span text:style-name="T9">usabilidade.</text:span></text:p>
      <text:p text:style-name="P6"/>
      <text:p text:style-name="P8"><text:span text:style-name="T7">Mais classes são necessárias quando comparado a uma simples solução procedural. </text:span><text:span text:style-name="T7">A delegação do contexto para o objeto Strateg</text:span><text:span text:style-name="T5">y inicia uma pequena diminuição na <text:s/>performance</text:span><text:span text:style-name="T2">, porque aumenta o número de objetos instanciados em uma aplicação</text:span><text:span text:style-name="T6">. Isto piora conforme o número de algoritmos aumenta. </text:span></text:p>
      <text:p text:style-name="P1"/>
      <text:p text:style-name="P7"><text:span text:style-name="T14">Um cliente deve entender como estratégias diferem, para poder escolher qual a estratégia certa. Se possíve, o contexto de ser capaz de fazer isto para você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io </meta:initial-creator>
    <meta:creation-date>2011-05-23T16:56:26</meta:creation-date>
    <dc:date>2011-05-30T17:00:17</dc:date>
    <dc:creator>PET </dc:creator>
    <meta:editing-duration>PT00H46M01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21" meta:word-count="316" meta:character-count="2054"/>
  </office:meta>
</office:document-meta>
</file>